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560000030027E25CAF7B6AE7C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900f1" officeooo:paragraph-rsid="000900f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2.895cm, 5.95cm, 3.533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magine1" text:anchor-type="paragraph" svg:x="-1.118cm" svg:y="-1.496cm" svg:width="19.581cm" svg:height="12.808cm" draw:z-index="0"><draw:image xlink:href="Pictures/10000000000005560000030027E25CAF7B6AE7CE.png" xlink:type="simple" xlink:show="embed" xlink:actuate="onLoad" loext:mime-type="image/x-vclgraphic"/></draw:frame></text:p>
      <text:p text:style-name="Standard"/>
      <text:p text:style-name="P1">Link: https://trello.com/b/w30HKzA1/progetto-inf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7T13:04:48.091000000</meta:creation-date>
    <dc:date>2018-12-17T13:08:28.281000000</dc:date>
    <meta:editing-duration>PT3M42S</meta:editing-duration>
    <meta:editing-cycles>1</meta:editing-cycles>
    <meta:document-statistic meta:table-count="0" meta:image-count="1" meta:object-count="0" meta:page-count="1" meta:paragraph-count="1" meta:word-count="2" meta:character-count="49" meta:non-whitespace-character-count="48"/>
    <meta:generator>LibreOffice/6.0.3.2$Windows_X86_64 LibreOffice_project/8f48d515416608e3a835360314dac7e47fd0b821</meta:generator>
  </office:meta>
</office:document-meta>
</file>